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3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9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3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4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17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18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19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20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21" style:family="graphic" style:parent-style-name="objectwithoutfill">
      <style:graphic-properties draw:marker-end="Arrowheads_20_39" draw:marker-end-width="0.3cm" draw:fill="solid" draw:textarea-vertical-align="middle" loext:decorative="false"/>
    </style:style>
    <style:style style:name="gr22" style:family="graphic" style:parent-style-name="objectwithoutfill">
      <style:graphic-properties draw:marker-end="Arrowheads_20_40" draw:marker-end-width="0.3cm" draw:fill="solid" draw:textarea-vertical-align="middle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fill="solid" draw:fill-color="#ff8ca1" draw:textarea-horizontal-align="justify" draw:textarea-vertical-align="middle" draw:auto-grow-height="false" fo:min-height="1.024cm" fo:min-width="1.692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ffcd8e" draw:textarea-horizontal-align="justify" draw:textarea-vertical-align="middle" draw:auto-grow-height="false" fo:min-height="0.8cm" fo:min-width="1.35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29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gr30" style:family="graphic" style:parent-style-name="standard">
      <style:graphic-properties draw:stroke="solid" svg:stroke-color="#000000" draw:fill="solid" draw:fill-color="#ffffff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true" fo:min-height="0cm" fo:min-width="0cm" loext:decorative="false"/>
    </style:style>
    <style:style style:name="gr32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33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34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35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36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37" style:family="graphic" style:parent-style-name="standard">
      <style:graphic-properties draw:textarea-vertical-align="middle" loext:decorative="false"/>
      <style:paragraph-properties style:writing-mode="lr-tb"/>
    </style:style>
    <style:style style:name="gr38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39" style:family="graphic" style:parent-style-name="objectwithoutfill">
      <style:graphic-properties draw:marker-end="Arrowheads_20_28" draw:marker-end-width="0.3cm" draw:fill="solid" draw:textarea-vertical-align="middle" loext:decorative="false"/>
    </style:style>
    <style:style style:name="gr40" style:family="graphic" style:parent-style-name="objectwithoutfill">
      <style:graphic-properties draw:marker-end="Arrowheads_20_41" draw:marker-end-width="0.3cm" draw:fill="solid" draw:textarea-vertical-align="middle" loext:decorative="false"/>
    </style:style>
    <style:style style:name="gr41" style:family="graphic" style:parent-style-name="objectwithoutfill">
      <style:graphic-properties draw:marker-end="Arrowheads_20_37" draw:marker-end-width="0.3cm" draw:fill="solid" draw:textarea-vertical-align="middle" loext:decorative="false"/>
    </style:style>
    <style:style style:name="gr42" style:family="graphic" style:parent-style-name="objectwithoutfill">
      <style:graphic-properties draw:marker-end="Arrowheads_20_38" draw:marker-end-width="0.3cm" draw:fill="solid" draw:textarea-vertical-align="middle" loext:decorative="false"/>
    </style:style>
    <style:style style:name="gr43" style:family="graphic" style:parent-style-name="standard">
      <style:graphic-properties draw:fill="solid" draw:fill-color="#ff8ca1" draw:textarea-horizontal-align="justify" draw:textarea-vertical-align="middle" draw:auto-grow-height="true" fo:min-height="0cm" fo:min-width="0cm" loext:decorative="false"/>
    </style:style>
    <style:style style:name="gr44" style:family="graphic" style:parent-style-name="standard">
      <style:graphic-properties draw:fill="solid" draw:fill-color="#98c127" draw:textarea-horizontal-align="justify" draw:textarea-vertical-align="middle" draw:auto-grow-height="true" fo:min-height="0cm" fo:min-width="0cm" loext:decorative="false"/>
    </style:style>
    <style:style style:name="gr45" style:family="graphic" style:parent-style-name="standard">
      <style:graphic-properties draw:fill="solid" draw:fill-color="#ffb255" draw:textarea-horizontal-align="justify" draw:textarea-vertical-align="middle" draw:auto-grow-height="true" fo:min-height="0cm" fo:min-width="0cm" loext:decorative="false"/>
    </style:style>
    <style:style style:name="gr46" style:family="graphic" style:parent-style-name="standard">
      <style:graphic-properties draw:fill-color="#f45f74" draw:textarea-horizontal-align="justify" draw:textarea-vertical-align="middle" draw:auto-grow-height="true" fo:min-height="0cm" fo:min-width="0cm" loext:decorative="false"/>
    </style:style>
    <style:style style:name="gr47" style:family="graphic" style:parent-style-name="standard">
      <style:graphic-properties draw:fill-color="#ffcd8e" draw:textarea-horizontal-align="justify" draw:textarea-vertical-align="middle" draw:auto-grow-height="true" fo:min-height="0cm" fo:min-width="0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 loext:decorative="false"/>
      <style:paragraph-properties style:writing-mode="lr-tb"/>
    </style:style>
    <style:style style:name="gr49" style:family="graphic" style:parent-style-name="objectwithoutfill">
      <style:graphic-properties draw:stroke="dash" draw:stroke-dash="Long_20_Dash_20__28_Rounded_29_" draw:marker-end="Arrowheads_20_11" draw:marker-end-width="0.3cm" svg:stroke-linecap="round" draw:fill="solid" draw:textarea-vertical-align="middl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28cm" loext:decorative="false"/>
      <style:paragraph-properties style:writing-mode="lr-tb"/>
    </style:style>
    <style:style style:name="gr51" style:family="graphic" style:parent-style-name="objectwithoutfill">
      <style:graphic-properties draw:stroke="dash" draw:stroke-dash="Long_20_Dash_20__28_Rounded_29_" draw:marker-end="Arrowheads_20_12" draw:marker-end-width="0.3cm" svg:stroke-linecap="round" draw:fill="solid" draw:textarea-vertical-align="middle" loext:decorative="false"/>
    </style:style>
    <style:style style:name="gr52" style:family="graphic" style:parent-style-name="standard">
      <style:graphic-properties draw:fill-color="#00b0be" draw:textarea-horizontal-align="justify" draw:textarea-vertical-align="middle" draw:auto-grow-height="true" fo:min-height="0cm" fo:min-width="0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5cm" loext:decorative="false"/>
      <style:paragraph-properties style:writing-mode="lr-tb"/>
    </style:style>
    <style:style style:name="gr54" style:family="graphic" style:parent-style-name="objectwithoutfill">
      <style:graphic-properties draw:stroke="dash" draw:stroke-dash="Long_20_Dash" draw:marker-end="Arrowheads_20_14" draw:marker-end-width="0.3cm" draw:fill="solid" draw:textarea-vertical-align="middle" loext:decorative="false"/>
    </style:style>
    <style:style style:name="gr55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2.988cm" fo:min-width="0cm" fo:padding-top="0.15cm" fo:padding-bottom="0.15cm" fo:padding-left="0.275cm" fo:padding-right="0.275cm" fo:wrap-option="wrap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53cm" loext:decorative="false"/>
      <style:paragraph-properties style:writing-mode="lr-tb"/>
    </style:style>
    <style:style style:name="gr57" style:family="graphic" style:parent-style-name="objectwithoutfill">
      <style:graphic-properties draw:stroke="dash" draw:stroke-dash="Long_20_Dash" draw:marker-end="Arrowheads_20_15" draw:marker-end-width="0.3cm" draw:fill="solid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 loext:decorative="false"/>
      <style:paragraph-properties style:writing-mode="lr-tb"/>
    </style:style>
    <style:style style:name="gr59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8fd7d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37cm" loext:decorative="false"/>
      <style:paragraph-properties style:writing-mode="lr-tb"/>
    </style:style>
    <style:style style:name="gr62" style:family="graphic" style:parent-style-name="objectwithoutfill">
      <style:graphic-properties draw:stroke="dash" draw:stroke-dash="Long_20_Dash" draw:marker-end="Arrowheads_20_24" draw:marker-end-width="0.3cm" draw:fill="solid" draw:textarea-vertical-align="middle" loext:decorative="false"/>
    </style:style>
    <style:style style:name="gr63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65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66" style:family="graphic" style:parent-style-name="standard">
      <style:graphic-properties draw:fill="solid" draw:fill-color="#ff8ca1" draw:textarea-horizontal-align="justify" draw:textarea-vertical-align="middle" draw:auto-grow-height="false" fo:min-height="0.74cm" fo:min-width="0.844cm" style:writing-mode="lr-tb" loext:decorative="false"/>
      <style:paragraph-properties style:writing-mode="lr-tb"/>
    </style:style>
    <style:style style:name="gr67" style:family="graphic" style:parent-style-name="objectwithoutfill">
      <style:graphic-properties draw:marker-end="Arrowheads_20_42" draw:marker-end-width="0.3cm" draw:fill="solid" draw:textarea-vertical-align="middle" loext:decorative="false"/>
    </style:style>
    <style:style style:name="gr68" style:family="graphic" style:parent-style-name="standard">
      <style:graphic-properties draw:stroke="none" svg:stroke-color="#c9211e" draw:fill="solid" draw:fill-color="#8fd7d7" draw:textarea-horizontal-align="justify" draw:textarea-vertical-align="middle" draw:auto-grow-height="false" fo:min-height="3.498cm" fo:min-width="3.814cm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color="#c9211e" draw:fill="solid" draw:fill-color="#ff8ca1" draw:textarea-horizontal-align="justify" draw:textarea-vertical-align="middle" draw:auto-grow-height="false" fo:min-height="0.74cm" fo:min-width="1.34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43" draw:marker-end-width="0.3cm" draw:fill="solid" draw:textarea-vertical-align="middle" loext:decorative="false"/>
      <style:paragraph-properties style:writing-mode="lr-tb"/>
    </style:style>
    <style:style style:name="gr71" style:family="graphic" style:parent-style-name="objectwithoutfill">
      <style:graphic-properties draw:marker-end="Arrowheads_20_44" draw:marker-end-width="0.3cm" draw:fill="solid" draw:textarea-vertical-align="middle" loext:decorative="false"/>
      <style:paragraph-properties style:writing-mode="lr-tb"/>
    </style:style>
    <style:style style:name="gr72" style:family="graphic" style:parent-style-name="objectwithoutfill">
      <style:graphic-properties draw:marker-end="Arrowheads_20_45" draw:marker-end-width="0.3cm" draw:fill="solid" draw:textarea-vertical-align="middle" loext:decorative="false"/>
      <style:paragraph-properties style:writing-mode="lr-tb"/>
    </style:style>
    <style:style style:name="gr73" style:family="graphic" style:parent-style-name="objectwithoutfill">
      <style:graphic-properties draw:marker-end="Arrowheads_20_46" draw:marker-end-width="0.3cm" draw:fill="solid" draw:textarea-vertical-align="middle" loext:decorative="false"/>
      <style:paragraph-properties style:writing-mode="lr-tb"/>
    </style:style>
    <style:style style:name="gr74" style:family="graphic" style:parent-style-name="objectwithoutfill">
      <style:graphic-properties draw:marker-end="Arrowheads_20_47" draw:marker-end-width="0.3cm" draw:fill="solid" draw:textarea-vertical-align="middle" loext:decorative="false"/>
    </style:style>
    <style:style style:name="gr75" style:family="graphic" style:parent-style-name="objectwithoutfill">
      <style:graphic-properties draw:marker-end="Arrowheads_20_48" draw:marker-end-width="0.3cm" draw:fill="solid" draw:textarea-vertical-align="middle" loext:decorative="false"/>
    </style:style>
    <style:style style:name="gr76" style:family="graphic" style:parent-style-name="objectwithoutfill">
      <style:graphic-properties draw:marker-end="Arrowheads_20_49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fd7d7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b255"/>
      <style:paragraph-properties fo:text-align="center"/>
    </style:style>
    <style:style style:name="P5" style:family="paragraph">
      <loext:graphic-properties draw:fill="solid" draw:fill-color="#bdd373"/>
      <style:paragraph-properties fo:text-align="center"/>
    </style:style>
    <style:style style:name="P6" style:family="paragraph">
      <loext:graphic-properties draw:fill="solid" draw:fill-color="#ff8ca1"/>
      <style:paragraph-properties fo:text-align="center" style:writing-mode="lr-tb"/>
    </style:style>
    <style:style style:name="P7" style:family="paragraph">
      <loext:graphic-properties draw:fill="solid" draw:fill-color="#ffcd8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</style:style>
    <style:style style:name="P11" style:family="paragraph">
      <loext:graphic-properties draw:fill="solid" draw:fill-color="#f45f74"/>
      <style:paragraph-properties fo:text-align="center"/>
    </style:style>
    <style:style style:name="P12" style:family="paragraph">
      <loext:graphic-properties draw:fill="solid" draw:fill-color="#ff8ca1"/>
      <style:paragraph-properties fo:text-align="center"/>
    </style:style>
    <style:style style:name="P13" style:family="paragraph">
      <loext:graphic-properties draw:fill="solid" draw:fill-color="#00b0be"/>
      <style:paragraph-properties fo:text-align="center"/>
    </style:style>
    <style:style style:name="P14" style:family="paragraph">
      <loext:graphic-properties draw:fill="solid" draw:fill-color="#98c127"/>
      <style:paragraph-properties fo:text-align="center"/>
    </style:style>
    <style:style style:name="P15" style:family="paragraph">
      <loext:graphic-properties draw:fill-color="#f45f74"/>
      <style:paragraph-properties fo:text-align="center"/>
    </style:style>
    <style:style style:name="P16" style:family="paragraph">
      <loext:graphic-properties draw:fill-color="#ffcd8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00b0be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2" style:family="paragraph">
      <loext:graphic-properties draw:fill="solid" draw:fill-color="#f45f74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3" style:family="paragraph">
      <style:paragraph-properties fo:text-align="center"/>
      <style:text-properties fo:font-size="18pt" fo:font-weight="normal" style:font-size-asian="12pt" style:font-weight-asian="normal" style:font-size-complex="18pt" style:font-weight-complex="normal"/>
    </style:style>
    <style:style style:name="P24" style:family="paragraph">
      <loext:graphic-properties draw:fill="solid" draw:fill-color="#8fd7d7"/>
      <style:paragraph-properties fo:text-align="center" style:writing-mode="lr-tb"/>
      <style:text-properties fo:font-size="18pt" fo:font-weight="normal" style:font-size-asian="12pt" style:font-weight-asian="normal" style:font-size-complex="18pt" style:font-weight-complex="normal"/>
    </style:style>
    <style:style style:name="P2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solid" draw:fill-color="#ffcd8e"/>
      <style:paragraph-properties fo:text-align="center"/>
    </style:style>
    <style:style style:name="P27" style:family="paragraph">
      <loext:graphic-properties draw:fill="none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>
      <loext:graphic-properties draw:fill="solid" draw:fill-color="#8fd7d7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2.5cm" svg:height="1cm" svg:x="18cm" svg:y="22.8cm">
          <text:p text:style-name="P1">explicit</text:p>
        </draw:rect>
        <draw:rect draw:style-name="gr1" draw:text-style-name="P2" xml:id="id3" draw:id="id3" draw:layer="layout" svg:width="2.3cm" svg:height="1cm" svg:x="15.1cm" svg:y="25.2cm">
          <text:p text:style-name="P1">long term</text:p>
        </draw:rect>
        <draw:connector draw:style-name="gr2" draw:text-style-name="P3" draw:layer="layout" draw:type="curve" svg:x1="24cm" svg:y1="21.5cm" svg:x2="19.25cm" svg:y2="22.8cm" draw:start-shape="id1" draw:start-glue-point="2" draw:end-shape="id2" svg:d="M24000 21500c0 975-4750 325-4750 1300" svg:viewBox="0 0 4751 1301">
          <text:p/>
        </draw:connector>
        <draw:connector draw:style-name="gr3" draw:text-style-name="P3" draw:layer="layout" draw:type="curve" svg:x1="19.25cm" svg:y1="23.8cm" svg:x2="16.25cm" svg:y2="25.2cm" draw:start-shape="id2" draw:start-glue-point="2" draw:end-shape="id3" draw:end-glue-point="0" svg:d="M19250 23800c0 1050-3000 350-3000 1400" svg:viewBox="0 0 3001 1401">
          <text:p/>
        </draw:connector>
        <draw:rect draw:style-name="gr1" draw:text-style-name="P2" xml:id="id4" draw:id="id4" draw:layer="layout" svg:width="2.5cm" svg:height="1cm" svg:x="26.7cm" svg:y="22.8cm">
          <text:p text:style-name="P1">implicit</text:p>
        </draw:rect>
        <draw:connector draw:style-name="gr4" draw:text-style-name="P3" draw:layer="layout" draw:type="curve" svg:x1="24cm" svg:y1="21.5cm" svg:x2="27.95cm" svg:y2="22.8cm" draw:start-shape="id1" draw:start-glue-point="2" draw:end-shape="id4" draw:end-glue-point="0" svg:d="M24000 21500c0 975 3950 325 3950 1300" svg:viewBox="0 0 3951 1301">
          <text:p/>
        </draw:connector>
        <draw:rect draw:style-name="gr1" draw:text-style-name="P2" xml:id="id6" draw:id="id6" draw:layer="layout" svg:width="2.5cm" svg:height="1cm" svg:x="28.2cm" svg:y="25.2cm">
          <text:p text:style-name="P1">Repetition <text:line-break/>priming</text:p>
        </draw:rect>
        <draw:rect draw:style-name="gr1" draw:text-style-name="P2" xml:id="id5" draw:id="id5" draw:layer="layout" svg:width="2.5cm" svg:height="1cm" svg:x="25.2cm" svg:y="25.2cm">
          <text:p text:style-name="P1">skills</text:p>
        </draw:rect>
        <draw:connector draw:style-name="gr5" draw:text-style-name="P3" draw:layer="layout" draw:type="curve" svg:x1="27.95cm" svg:y1="23.8cm" svg:x2="26.45cm" svg:y2="25.2cm" draw:start-shape="id4" draw:start-glue-point="2" draw:end-shape="id5" draw:end-glue-point="0" svg:d="M27950 23800c0 1050-1500 350-1500 1400" svg:viewBox="0 0 1501 1401">
          <text:p/>
        </draw:connector>
        <draw:connector draw:style-name="gr6" draw:text-style-name="P3" draw:layer="layout" draw:type="curve" svg:x1="27.95cm" svg:y1="23.8cm" svg:x2="29.45cm" svg:y2="25.2cm" draw:start-shape="id4" draw:start-glue-point="2" draw:end-shape="id6" draw:end-glue-point="0" svg:d="M27950 23800c0 1050 1500 350 1500 1400" svg:viewBox="0 0 1501 1401">
          <text:p/>
        </draw:connector>
        <draw:rect draw:style-name="gr1" draw:text-style-name="P2" xml:id="id8" draw:id="id8" draw:layer="layout" svg:width="2.3cm" svg:height="1cm" svg:x="14.8cm" svg:y="27.1cm">
          <text:p text:style-name="P1">episodic</text:p>
        </draw:rect>
        <draw:rect draw:style-name="gr1" draw:text-style-name="P2" xml:id="id7" draw:id="id7" draw:layer="layout" svg:width="2.3cm" svg:height="1cm" svg:x="18.1cm" svg:y="25.2cm">
          <text:p text:style-name="P1">semantic</text:p>
        </draw:rect>
        <draw:connector draw:style-name="gr7" draw:text-style-name="P3" draw:layer="layout" draw:type="curve" svg:x1="19.25cm" svg:y1="23.8cm" svg:x2="19.25cm" svg:y2="25.2cm" draw:start-shape="id2" draw:start-glue-point="2" draw:end-shape="id7" draw:end-glue-point="0" svg:d="M19250 23800v1400" svg:viewBox="0 0 1 1401">
          <text:p/>
        </draw:connector>
        <draw:connector draw:style-name="gr8" draw:text-style-name="P3" draw:layer="layout" draw:type="curve" svg:x1="16.25cm" svg:y1="26.2cm" svg:x2="15.95cm" svg:y2="27.1cm" draw:start-shape="id3" draw:start-glue-point="2" draw:end-shape="id8" draw:end-glue-point="0" svg:d="M16250 26200c0 675-300 225-300 900" svg:viewBox="0 0 301 901">
          <text:p/>
        </draw:connector>
        <draw:rect draw:style-name="gr9" draw:text-style-name="P4" xml:id="id9" draw:id="id9" draw:layer="layout" svg:width="2.9cm" svg:height="1.6cm" svg:x="29.4cm" svg:y="27.1cm">
          <text:p text:style-name="P1">Sequence to<text:line-break/>sequence <text:line-break/>models</text:p>
        </draw:rect>
        <draw:connector draw:style-name="gr10" draw:text-style-name="P3" draw:layer="layout" draw:type="curve" svg:x1="29.45cm" svg:y1="26.2cm" svg:x2="30.85cm" svg:y2="27.1cm" draw:start-shape="id6" draw:start-glue-point="2" draw:end-shape="id9" draw:end-glue-point="0" svg:d="M29450 26200c0 675 1400 225 1400 900" svg:viewBox="0 0 1401 901">
          <text:p/>
        </draw:connector>
        <draw:rect draw:style-name="gr9" draw:text-style-name="P4" xml:id="id11" draw:id="id11" draw:layer="layout" svg:width="2.3cm" svg:height="1cm" svg:x="10.8cm" svg:y="31.4cm">
          <text:p text:style-name="P1">goal</text:p>
        </draw:rect>
        <draw:connector draw:style-name="gr11" draw:text-style-name="P3" draw:layer="layout" draw:type="curve" svg:x1="13.35cm" svg:y1="30.4cm" svg:x2="11.95cm" svg:y2="31.4cm" draw:start-shape="id10" draw:end-shape="id11" draw:end-glue-point="0" svg:d="M13350 30400c0 750-1400 250-1400 1000" svg:viewBox="0 0 1401 1001">
          <text:p/>
        </draw:connector>
        <draw:rect draw:style-name="gr1" draw:text-style-name="P2" xml:id="id12" draw:id="id12" draw:layer="layout" svg:width="2.3cm" svg:height="1cm" svg:x="20.8cm" svg:y="25.2cm">
          <text:p text:style-name="P1">item <text:line-break/>memory</text:p>
        </draw:rect>
        <draw:connector draw:style-name="gr12" draw:text-style-name="P3" draw:layer="layout" draw:type="curve" svg:x1="19.25cm" svg:y1="23.8cm" svg:x2="21.95cm" svg:y2="25.2cm" draw:start-shape="id2" draw:start-glue-point="2" draw:end-shape="id12" draw:end-glue-point="0" svg:d="M19250 23800c0 1050 2700 350 2700 1400" svg:viewBox="0 0 2701 1401">
          <text:p/>
        </draw:connector>
        <draw:rect draw:style-name="gr1" draw:text-style-name="P2" xml:id="id13" draw:id="id13" draw:layer="layout" svg:width="2.3cm" svg:height="1cm" svg:x="20.8cm" svg:y="27.9cm">
          <text:p text:style-name="P1">knowing</text:p>
        </draw:rect>
        <draw:connector draw:style-name="gr13" draw:text-style-name="P3" draw:layer="layout" draw:type="curve" svg:x1="21.95cm" svg:y1="26.2cm" svg:x2="21.95cm" svg:y2="27.9cm" draw:start-shape="id12" draw:start-glue-point="2" draw:end-shape="id13" svg:d="M21950 26200v1700" svg:viewBox="0 0 1 1701">
          <text:p/>
        </draw:connector>
        <draw:connector draw:style-name="gr14" draw:text-style-name="P3" draw:layer="layout" draw:type="curve" svg:x1="19.25cm" svg:y1="26.2cm" svg:x2="21.95cm" svg:y2="27.9cm" draw:start-shape="id7" draw:start-glue-point="2" draw:end-shape="id13" draw:end-glue-point="0" svg:d="M19250 26200c0 1275 2700 425 2700 1700" svg:viewBox="0 0 2701 1701">
          <text:p/>
        </draw:connector>
        <draw:rect draw:style-name="gr15" draw:text-style-name="P5" xml:id="id1" draw:id="id1" draw:layer="layout" svg:width="2.4cm" svg:height="1cm" svg:x="22.8cm" svg:y="20.5cm">
          <text:p text:style-name="P1">memory</text:p>
        </draw:rect>
        <draw:rect draw:style-name="gr9" draw:text-style-name="P4" xml:id="id10" draw:id="id10" draw:layer="layout" svg:width="2.3cm" svg:height="1cm" svg:x="12.2cm" svg:y="29.4cm">
          <text:p text:style-name="P1">Normal<text:line-break/>scenario</text:p>
        </draw:rect>
        <draw:connector draw:style-name="gr16" draw:text-style-name="P3" draw:layer="layout" draw:type="curve" svg:x1="15.95cm" svg:y1="28.1cm" svg:x2="13.35cm" svg:y2="29.4cm" draw:start-shape="id8" draw:start-glue-point="2" draw:end-shape="id10" draw:end-glue-point="0" svg:d="M15950 28100c0 975-2600 325-2600 1300" svg:viewBox="0 0 2601 1301">
          <text:p/>
        </draw:connector>
        <draw:rect draw:style-name="gr9" draw:text-style-name="P4" xml:id="id14" draw:id="id14" draw:layer="layout" svg:width="2.3cm" svg:height="1cm" svg:x="17.7cm" svg:y="29.4cm">
          <text:p text:style-name="P1">follow<text:line-break/>scenario</text:p>
        </draw:rect>
        <draw:connector draw:style-name="gr17" draw:text-style-name="P3" draw:layer="layout" draw:type="curve" svg:x1="15.95cm" svg:y1="28.1cm" svg:x2="18.85cm" svg:y2="29.4cm" draw:start-shape="id8" draw:start-glue-point="2" draw:end-shape="id14" draw:end-glue-point="0" svg:d="M15950 28100c0 975 2900 325 2900 1300" svg:viewBox="0 0 2901 1301">
          <text:p/>
        </draw:connector>
        <draw:rect draw:style-name="gr9" draw:text-style-name="P4" xml:id="id15" draw:id="id15" draw:layer="layout" svg:width="2.3cm" svg:height="1cm" svg:x="16.5cm" svg:y="31.4cm">
          <text:p text:style-name="P1">goal</text:p>
        </draw:rect>
        <draw:connector draw:style-name="gr18" draw:text-style-name="P3" draw:layer="layout" draw:type="curve" svg:x1="18.85cm" svg:y1="30.4cm" svg:x2="17.65cm" svg:y2="31.4cm" draw:start-shape="id14" draw:start-glue-point="2" draw:end-shape="id15" draw:end-glue-point="0" svg:d="M18850 30400c0 750-1200 250-1200 1000" svg:viewBox="0 0 1201 1001">
          <text:p/>
        </draw:connector>
        <draw:rect draw:style-name="gr9" draw:text-style-name="P4" xml:id="id16" draw:id="id16" draw:layer="layout" svg:width="2.3cm" svg:height="1cm" svg:x="19cm" svg:y="31.4cm">
          <text:p text:style-name="P1">sensors</text:p>
        </draw:rect>
        <draw:connector draw:style-name="gr19" draw:text-style-name="P3" draw:layer="layout" draw:type="curve" svg:x1="18.85cm" svg:y1="30.4cm" svg:x2="20.15cm" svg:y2="31.4cm" draw:start-shape="id14" draw:start-glue-point="2" draw:end-shape="id16" draw:end-glue-point="0" svg:d="M18850 30400c0 750 1300 250 1300 1000" svg:viewBox="0 0 1301 1001">
          <text:p/>
        </draw:connector>
        <draw:rect draw:style-name="gr9" draw:text-style-name="P4" xml:id="id17" draw:id="id17" draw:layer="layout" svg:width="2.3cm" svg:height="1cm" svg:x="13.5cm" svg:y="31.4cm">
          <text:p text:style-name="P1">sensors</text:p>
        </draw:rect>
        <draw:connector draw:style-name="gr20" draw:text-style-name="P3" draw:layer="layout" draw:type="curve" svg:x1="13.35cm" svg:y1="30.4cm" svg:x2="14.65cm" svg:y2="31.4cm" draw:start-shape="id10" draw:start-glue-point="2" draw:end-shape="id17" draw:end-glue-point="0" svg:d="M13350 30400c0 750 1300 250 1300 1000" svg:viewBox="0 0 1301 1001">
          <text:p/>
        </draw:connector>
        <draw:rect draw:style-name="gr9" draw:text-style-name="P4" xml:id="id18" draw:id="id18" draw:layer="layout" svg:width="2.3cm" svg:height="1cm" svg:x="11.9cm" svg:y="33.6cm">
          <text:p text:style-name="P1">Lidar <text:line-break/>ranges</text:p>
        </draw:rect>
        <draw:connector draw:style-name="gr21" draw:text-style-name="P3" draw:layer="layout" draw:type="curve" svg:x1="14.65cm" svg:y1="32.4cm" svg:x2="13.05cm" svg:y2="33.6cm" draw:start-shape="id17" draw:start-glue-point="2" draw:end-shape="id18" svg:d="M14650 32400c0 900-1600 300-1600 1200" svg:viewBox="0 0 1601 1201">
          <text:p/>
        </draw:connector>
        <draw:rect draw:style-name="gr9" draw:text-style-name="P4" xml:id="id19" draw:id="id19" draw:layer="layout" svg:width="2.3cm" svg:height="1cm" svg:x="14.6cm" svg:y="33.6cm">
          <text:p text:style-name="P1">gps</text:p>
        </draw:rect>
        <draw:connector draw:style-name="gr22" draw:text-style-name="P3" draw:layer="layout" draw:type="curve" svg:x1="14.65cm" svg:y1="32.4cm" svg:x2="15.75cm" svg:y2="33.6cm" draw:start-shape="id17" draw:start-glue-point="2" draw:end-shape="id19" svg:d="M14650 32400c0 900 1100 300 1100 1200" svg:viewBox="0 0 1101 1201">
          <text:p/>
        </draw:connector>
        <draw:g draw:style-name="gr23">
          <draw:rect draw:style-name="gr15" draw:text-style-name="P5" xml:id="id20" draw:id="id20" draw:layer="layout" svg:width="3.2cm" svg:height="1.5cm" svg:x="46.854cm" svg:y="23.8cm">
            <text:p text:style-name="P1">Memories</text:p>
          </draw:rect>
          <draw:custom-shape draw:style-name="gr24" draw:text-style-name="P6" xml:id="id23" draw:id="id23" draw:layer="layout" svg:width="3.1cm" svg:height="1.8cm" svg:x="46.954cm" svg:y="21cm">
            <text:p text:style-name="P1">ru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7" xml:id="id21" draw:id="id21" draw:layer="layout" svg:width="3.7cm" svg:height="2.1cm" svg:x="46.601cm" svg:y="26.496cm">
            <text:p text:style-name="P1">Do I have <text:line-break/>a mission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6" draw:text-style-name="P3" draw:layer="layout" draw:type="line" svg:x1="48.454cm" svg:y1="25.3cm" svg:x2="48.451cm" svg:y2="26.496cm" draw:start-shape="id20" draw:start-glue-point="2" draw:end-shape="id21" draw:end-glue-point="4" svg:d="M48454 25300l-3 1196" svg:viewBox="0 0 4 1197">
            <text:p/>
          </draw:connector>
          <draw:rect draw:style-name="gr15" draw:text-style-name="P5" xml:id="id22" draw:id="id22" draw:layer="layout" svg:width="3.2cm" svg:height="1.5cm" svg:x="43.054cm" svg:y="29.5cm">
            <text:p text:style-name="P1">Lets refine<text:line-break/>models</text:p>
          </draw:rect>
          <draw:connector draw:style-name="gr26" draw:text-style-name="P3" draw:layer="layout" svg:x1="46.601cm" svg:y1="27.546cm" svg:x2="44.654cm" svg:y2="29.5cm" draw:start-shape="id21" draw:start-glue-point="5" draw:end-shape="id22" draw:end-glue-point="0" svg:d="M46601 27546h-1947v1954" svg:viewBox="0 0 1948 1955">
            <text:p/>
          </draw:connector>
          <draw:connector draw:style-name="gr17" draw:text-style-name="P3" draw:layer="layout" draw:type="line" svg:x1="48.504cm" svg:y1="22.8cm" svg:x2="48.454cm" svg:y2="23.8cm" draw:start-shape="id23" draw:start-glue-point="8" draw:end-shape="id20" draw:end-glue-point="0" svg:d="M48504 22800l-50 1000" svg:viewBox="0 0 51 1001">
            <text:p/>
          </draw:connector>
          <draw:rect draw:style-name="gr15" draw:text-style-name="P5" xml:id="id25" draw:id="id25" draw:layer="layout" svg:width="3.2cm" svg:height="1.5cm" svg:x="43.054cm" svg:y="32.431cm">
            <text:p text:style-name="P1">encode-decode<text:line-break/>models</text:p>
          </draw:rect>
          <draw:rect draw:style-name="gr15" draw:text-style-name="P5" xml:id="id24" draw:id="id24" draw:layer="layout" svg:width="3.2cm" svg:height="1.5cm" svg:x="46.554cm" svg:y="32.431cm">
            <text:p text:style-name="P1">Classification <text:line-break/>models</text:p>
          </draw:rect>
          <draw:connector draw:style-name="gr18" draw:text-style-name="P3" draw:layer="layout" draw:type="curve" svg:x1="44.654cm" svg:y1="31cm" svg:x2="48.154cm" svg:y2="32.431cm" draw:start-shape="id22" draw:start-glue-point="2" draw:end-shape="id24" draw:end-glue-point="0" svg:d="M44654 31000c0 1074 3500 359 3500 1431" svg:viewBox="0 0 3501 1432">
            <text:p/>
          </draw:connector>
          <draw:connector draw:style-name="gr19" draw:text-style-name="P3" draw:layer="layout" draw:type="curve" svg:x1="44.654cm" svg:y1="31cm" svg:x2="44.654cm" svg:y2="32.431cm" draw:start-shape="id22" draw:start-glue-point="2" draw:end-shape="id25" draw:end-glue-point="0" svg:d="M44654 31000v1431" svg:viewBox="0 0 1 1432">
            <text:p/>
          </draw:connector>
          <draw:frame draw:style-name="gr27" draw:text-style-name="P8" draw:layer="layout" svg:width="1.044cm" svg:height="0.725cm" svg:x="44.736cm" svg:y="26.867cm">
            <draw:text-box>
              <text:p text:style-name="P1">No</text:p>
            </draw:text-box>
          </draw:frame>
          <draw:rect draw:style-name="gr15" draw:text-style-name="P5" xml:id="id26" draw:id="id26" draw:layer="layout" svg:width="3.2cm" svg:height="1.5cm" svg:x="39.554cm" svg:y="32.431cm">
            <text:p text:style-name="P1">Seq 2 Seq <text:line-break/>models</text:p>
          </draw:rect>
          <draw:connector draw:style-name="gr20" draw:text-style-name="P3" draw:layer="layout" draw:type="curve" svg:x1="44.654cm" svg:y1="31cm" svg:x2="41.154cm" svg:y2="32.431cm" draw:start-shape="id22" draw:start-glue-point="2" draw:end-shape="id26" draw:end-glue-point="0" svg:d="M44654 31000c0 1074-3500 359-3500 1431" svg:viewBox="0 0 3501 1432">
            <text:p/>
          </draw:connector>
          <draw:rect draw:style-name="gr15" draw:text-style-name="P5" xml:id="id27" draw:id="id27" draw:layer="layout" svg:width="3.2cm" svg:height="1.5cm" svg:x="51.3cm" svg:y="29.5cm">
            <text:p text:style-name="P1">Follow mission<text:line-break/>goals</text:p>
          </draw:rect>
          <draw:connector draw:style-name="gr28" draw:text-style-name="P3" draw:layer="layout" svg:x1="50.301cm" svg:y1="27.546cm" svg:x2="52.9cm" svg:y2="29.5cm" draw:start-shape="id21" draw:start-glue-point="7" draw:end-shape="id27" draw:end-glue-point="0" svg:d="M50301 27546h2599v1954" svg:viewBox="0 0 2600 1955">
            <text:p/>
          </draw:connector>
          <draw:rect draw:style-name="gr15" draw:text-style-name="P5" xml:id="id28" draw:id="id28" draw:layer="layout" svg:width="3.2cm" svg:height="1.5cm" svg:x="38.27cm" svg:y="26.964cm">
            <text:p text:style-name="P1">Remember<text:line-break/>mixed traces<text:line-break/>(GPS+LIDAR)</text:p>
          </draw:rect>
          <draw:connector draw:style-name="gr29" draw:text-style-name="P3" draw:layer="layout" draw:type="curve" svg:x1="48.454cm" svg:y1="25.3cm" svg:x2="39.87cm" svg:y2="26.964cm" draw:start-shape="id20" draw:start-glue-point="2" draw:end-shape="id28" svg:d="M48454 25300c0 1248-8584 416-8584 1664" svg:viewBox="0 0 8585 1665">
            <text:p/>
          </draw:connector>
          <draw:g draw:style-name="gr23" xml:id="id29" draw:id="id29">
            <draw:rect draw:style-name="gr30" draw:text-style-name="P9" draw:layer="layout" svg:width="2.368cm" svg:height="1.122cm" svg:x="36.033cm" svg:y="24.839cm">
              <text:p text:style-name="P1">comment</text:p>
            </draw:rect>
            <draw:custom-shape draw:style-name="gr31" draw:text-style-name="P10" draw:layer="layout" svg:width="0.249cm" svg:height="0.249cm" draw:transform="rotate (-1.5707963267949) translate (36.282cm 24.839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32" draw:text-style-name="P3" draw:layer="layout" draw:type="curve" svg:x1="38.27cm" svg:y1="27.714cm" svg:x2="37.217cm" svg:y2="25.961cm" draw:start-shape="id28" draw:start-glue-point="3" draw:end-shape="id29" draw:end-glue-point="2" svg:d="M38270 27714c-702 0-1053-584-1053-1753" svg:viewBox="0 0 1054 1754">
            <text:p/>
          </draw:connector>
        </draw:g>
        <draw:rect draw:style-name="gr33" draw:text-style-name="P11" xml:id="id30" draw:id="id30" draw:layer="layout" svg:width="1.6cm" svg:height="1cm" svg:x="25.8cm" svg:y="5.5cm">
          <text:p text:style-name="P1">Robot</text:p>
        </draw:rect>
        <draw:connector draw:style-name="gr7" draw:text-style-name="P3" draw:layer="layout" draw:type="curve" svg:x1="26.6cm" svg:y1="6.5cm" svg:x2="20.3cm" svg:y2="8.9cm" draw:start-shape="id30" draw:start-glue-point="2" draw:end-shape="id31" draw:end-glue-point="0" svg:d="M26600 6500c0 1800-6300 600-6300 2400" svg:viewBox="0 0 6301 2401">
          <text:p/>
        </draw:connector>
        <draw:rect draw:style-name="gr34" draw:text-style-name="P12" xml:id="id32" draw:id="id32" draw:layer="layout" svg:width="1.6cm" svg:height="1cm" svg:x="33.2cm" svg:y="8.5cm">
          <text:p text:style-name="P1">body</text:p>
        </draw:rect>
        <draw:rect draw:style-name="gr35" draw:text-style-name="P13" xml:id="id33" draw:id="id33" draw:layer="layout" svg:width="2.8cm" svg:height="1.2cm" svg:x="29.9cm" svg:y="10.9cm">
          <text:p text:style-name="P1">actuators</text:p>
        </draw:rect>
        <draw:connector draw:style-name="gr8" draw:text-style-name="P3" draw:layer="layout" draw:type="curve" svg:x1="26.6cm" svg:y1="6.5cm" svg:x2="34cm" svg:y2="8.5cm" draw:start-shape="id30" draw:start-glue-point="2" draw:end-shape="id32" draw:end-glue-point="0" svg:d="M26600 6500c0 1500 7400 500 7400 2000" svg:viewBox="0 0 7401 2001">
          <text:p/>
        </draw:connector>
        <draw:connector draw:style-name="gr36" draw:text-style-name="P3" draw:layer="layout" draw:type="curve" svg:x1="34cm" svg:y1="9.5cm" svg:x2="31.3cm" svg:y2="10.9cm" draw:start-shape="id32" draw:start-glue-point="2" draw:end-shape="id33" draw:end-glue-point="0" svg:d="M34000 9500c0 1050-2700 350-2700 1400" svg:viewBox="0 0 2701 1401">
          <text:p/>
        </draw:connector>
        <draw:rect draw:style-name="gr35" draw:text-style-name="P13" xml:id="id34" draw:id="id34" draw:layer="layout" svg:width="2.8cm" svg:height="1.2cm" svg:x="32.9cm" svg:y="10.9cm">
          <text:p text:style-name="P1">sensors</text:p>
        </draw:rect>
        <draw:rect draw:style-name="gr35" draw:text-style-name="P13" xml:id="id35" draw:id="id35" draw:layer="layout" svg:width="3.4cm" svg:height="1.2cm" svg:x="36cm" svg:y="10.9cm">
          <text:p text:style-name="P1">nervous system</text:p>
        </draw:rect>
        <draw:connector draw:style-name="gr10" draw:text-style-name="P3" draw:layer="layout" draw:type="curve" svg:x1="34cm" svg:y1="9.5cm" svg:x2="34.3cm" svg:y2="10.9cm" draw:start-shape="id32" draw:start-glue-point="2" draw:end-shape="id34" draw:end-glue-point="0" svg:d="M34000 9500c0 1050 300 350 300 1400" svg:viewBox="0 0 301 1401">
          <text:p/>
        </draw:connector>
        <draw:connector draw:style-name="gr11" draw:text-style-name="P3" draw:layer="layout" draw:type="curve" svg:x1="34cm" svg:y1="9.5cm" svg:x2="37.7cm" svg:y2="10.9cm" draw:start-shape="id32" draw:start-glue-point="2" draw:end-shape="id35" draw:end-glue-point="0" svg:d="M34000 9500c0 1050 3700 350 3700 1400" svg:viewBox="0 0 3701 1401">
          <text:p/>
        </draw:connector>
        <draw:rect draw:style-name="gr37" draw:text-style-name="P1" xml:id="id36" draw:id="id36" draw:layer="layout" svg:width="3.9cm" svg:height="1.2cm" svg:x="32.2cm" svg:y="14cm">
          <text:p text:style-name="P1">Brain<text:line-break/>(CPU)</text:p>
        </draw:rect>
        <draw:connector draw:style-name="gr12" draw:text-style-name="P3" draw:layer="layout" draw:type="curve" svg:x1="37.7cm" svg:y1="12.1cm" svg:x2="34.15cm" svg:y2="14cm" draw:start-shape="id35" draw:start-glue-point="2" draw:end-shape="id36" draw:end-glue-point="0" svg:d="M37700 12100c0 1425-3550 475-3550 1900" svg:viewBox="0 0 3551 1901">
          <text:p/>
        </draw:connector>
        <draw:rect draw:style-name="gr37" draw:text-style-name="P1" xml:id="id37" draw:id="id37" draw:layer="layout" svg:width="3.9cm" svg:height="1.2cm" svg:x="36.3cm" svg:y="14cm">
          <text:p text:style-name="P1">Spinal cord<text:line-break/>(Circuit board)</text:p>
        </draw:rect>
        <draw:rect draw:style-name="gr37" draw:text-style-name="P1" xml:id="id38" draw:id="id38" draw:layer="layout" svg:width="3.9cm" svg:height="1.2cm" svg:x="40.4cm" svg:y="14cm">
          <text:p text:style-name="P1">Retinal<text:line-break/>(Doesnt exist)</text:p>
        </draw:rect>
        <draw:connector draw:style-name="gr13" draw:text-style-name="P3" draw:layer="layout" draw:type="curve" svg:x1="37.7cm" svg:y1="12.1cm" svg:x2="38.25cm" svg:y2="14cm" draw:start-shape="id35" draw:start-glue-point="2" draw:end-shape="id37" draw:end-glue-point="0" svg:d="M37700 12100c0 1425 550 475 550 1900" svg:viewBox="0 0 551 1901">
          <text:p/>
        </draw:connector>
        <draw:connector draw:style-name="gr14" draw:text-style-name="P3" draw:layer="layout" draw:type="curve" svg:x1="37.7cm" svg:y1="12.1cm" svg:x2="42.35cm" svg:y2="14cm" draw:start-shape="id35" draw:start-glue-point="2" draw:end-shape="id38" draw:end-glue-point="0" svg:d="M37700 12100c0 1425 4650 475 4650 1900" svg:viewBox="0 0 4651 1901">
          <text:p/>
        </draw:connector>
        <draw:rect draw:style-name="gr34" draw:text-style-name="P12" xml:id="id31" draw:id="id31" draw:layer="layout" svg:width="2.4cm" svg:height="1cm" svg:x="19.1cm" svg:y="8.9cm">
          <text:p text:style-name="P1">mind</text:p>
        </draw:rect>
        <draw:rect draw:style-name="gr15" draw:text-style-name="P5" xml:id="id40" draw:id="id40" draw:layer="layout" svg:width="2.4cm" svg:height="1cm" svg:x="19.1cm" svg:y="13.1cm">
          <text:p text:style-name="P1">memory</text:p>
        </draw:rect>
        <draw:connector draw:style-name="gr38" draw:text-style-name="P3" draw:layer="layout" draw:type="curve" svg:x1="20.3cm" svg:y1="12cm" svg:x2="20.3cm" svg:y2="13.1cm" draw:start-shape="id39" draw:start-glue-point="2" draw:end-shape="id40" draw:end-glue-point="0" svg:d="M20300 12000v1100" svg:viewBox="0 0 1 1101">
          <text:p/>
        </draw:connector>
        <draw:rect draw:style-name="gr35" draw:text-style-name="P13" xml:id="id39" draw:id="id39" draw:layer="layout" svg:width="2.4cm" svg:height="1cm" svg:x="19.1cm" svg:y="11cm">
          <text:p text:style-name="P1">processes</text:p>
        </draw:rect>
        <draw:connector draw:style-name="gr39" draw:text-style-name="P3" draw:layer="layout" draw:type="curve" svg:x1="20.3cm" svg:y1="9.9cm" svg:x2="20.3cm" svg:y2="11cm" draw:start-shape="id31" draw:start-glue-point="2" draw:end-shape="id39" draw:end-glue-point="0" svg:d="M20300 9900v1100" svg:viewBox="0 0 1 1101">
          <text:p/>
        </draw:connector>
        <draw:rect draw:style-name="gr37" draw:text-style-name="P1" xml:id="id41" draw:id="id41" draw:layer="layout" svg:width="4.7cm" svg:height="1.9cm" svg:x="31.8cm" svg:y="16.3cm">
          <text:p text:style-name="P1">In UAVs it called <text:line-break/>FCU<text:line-break/>(Flight COntrol_Unit)</text:p>
        </draw:rect>
        <draw:connector draw:style-name="gr40" draw:text-style-name="P3" draw:layer="layout" draw:type="curve" svg:x1="34.15cm" svg:y1="15.2cm" svg:x2="34.15cm" svg:y2="16.3cm" draw:start-shape="id36" draw:start-glue-point="2" draw:end-shape="id41" draw:end-glue-point="0" svg:d="M34150 15200v1100" svg:viewBox="0 0 1 1101">
          <text:p/>
        </draw:connector>
        <draw:rect draw:style-name="gr33" draw:text-style-name="P11" xml:id="id42" draw:id="id42" draw:layer="layout" svg:width="1.9cm" svg:height="0.9cm" svg:x="11.8cm" svg:y="10.6cm">
          <text:p text:style-name="P1">Goal</text:p>
        </draw:rect>
        <draw:rect draw:style-name="gr37" draw:text-style-name="P1" xml:id="id43" draw:id="id43" draw:layer="layout" svg:width="1.9cm" svg:height="0.9cm" svg:x="10.4cm" svg:y="12.7cm">
          <text:p text:style-name="P1">Episodic</text:p>
        </draw:rect>
        <draw:rect draw:style-name="gr37" draw:text-style-name="P1" xml:id="id44" draw:id="id44" draw:layer="layout" svg:width="2cm" svg:height="1.1cm" svg:x="9.3cm" svg:y="14.6cm">
          <text:p text:style-name="P1">Where<text:line-break/>when</text:p>
        </draw:rect>
        <draw:connector draw:style-name="gr28" draw:text-style-name="P3" draw:layer="layout" draw:type="curve" svg:x1="12.75cm" svg:y1="11.5cm" svg:x2="11.35cm" svg:y2="12.7cm" draw:start-shape="id42" draw:start-glue-point="2" draw:end-shape="id43" draw:end-glue-point="0" svg:d="M12750 11500c0 900-1400 300-1400 1200" svg:viewBox="0 0 1401 1201">
          <text:p/>
        </draw:connector>
        <draw:connector draw:style-name="gr29" draw:text-style-name="P3" draw:layer="layout" draw:type="curve" svg:x1="11.35cm" svg:y1="13.6cm" svg:x2="10.3cm" svg:y2="14.6cm" draw:start-shape="id43" draw:start-glue-point="2" draw:end-shape="id44" draw:end-glue-point="0" svg:d="M11350 13600c0 750-1050 250-1050 1000" svg:viewBox="0 0 1051 1001">
          <text:p/>
        </draw:connector>
        <draw:rect draw:style-name="gr37" draw:text-style-name="P1" xml:id="id46" draw:id="id46" draw:layer="layout" svg:width="2.1cm" svg:height="1cm" svg:x="14.2cm" svg:y="14.7cm">
          <text:p text:style-name="P1">What</text:p>
        </draw:rect>
        <draw:rect draw:style-name="gr37" draw:text-style-name="P1" xml:id="id45" draw:id="id45" draw:layer="layout" svg:width="1.9cm" svg:height="0.9cm" svg:x="14.1cm" svg:y="12.7cm">
          <text:p text:style-name="P1">Semantic</text:p>
        </draw:rect>
        <draw:connector draw:style-name="gr41" draw:text-style-name="P3" draw:layer="layout" draw:type="curve" svg:x1="12.75cm" svg:y1="11.5cm" svg:x2="15.05cm" svg:y2="12.7cm" draw:start-shape="id42" draw:start-glue-point="2" draw:end-shape="id45" draw:end-glue-point="0" svg:d="M12750 11500c0 900 2300 300 2300 1200" svg:viewBox="0 0 2301 1201">
          <text:p/>
        </draw:connector>
        <draw:connector draw:style-name="gr42" draw:text-style-name="P3" draw:layer="layout" draw:type="curve" svg:x1="15.05cm" svg:y1="13.6cm" svg:x2="15.25cm" svg:y2="14.7cm" draw:start-shape="id45" draw:start-glue-point="2" draw:end-shape="id46" draw:end-glue-point="0" svg:d="M15050 13600c0 825 200 275 200 1100" svg:viewBox="0 0 201 1101">
          <text:p/>
        </draw:connector>
        <draw:g draw:style-name="gr23" xml:id="id47" draw:id="id47">
          <draw:rect draw:style-name="gr30" draw:text-style-name="P9" draw:layer="layout" svg:width="4.222cm" svg:height="1.4cm" svg:x="12.978cm" svg:y="6.8cm">
            <text:p text:style-name="P1">This from Google gpt</text:p>
          </draw:rect>
          <draw:custom-shape draw:style-name="gr31" draw:text-style-name="P10" draw:layer="layout" svg:width="0.445cm" svg:height="0.445cm" draw:transform="rotate (-1.5707963267949) translate (13.423cm 6.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32" draw:text-style-name="P3" draw:layer="layout" draw:type="curve" svg:x1="12.75cm" svg:y1="10.6cm" svg:x2="15.089cm" svg:y2="8.2cm" draw:start-shape="id42" draw:start-glue-point="0" draw:end-shape="id47" draw:end-glue-point="2" svg:d="M12750 10600c0-1798 2339-599 2339-2400" svg:viewBox="0 0 2340 2401">
          <text:p/>
        </draw:connector>
        <draw:g draw:style-name="gr23">
          <draw:custom-shape draw:style-name="gr43" draw:text-style-name="P12" xml:id="id57" draw:id="id57" draw:layer="layout" svg:width="9.501cm" svg:height="5.099cm" svg:x="78.3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4" xml:id="id55" draw:id="id55" draw:layer="layout" svg:width="8.301cm" svg:height="4.599cm" svg:x="79.3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4" xml:id="id53" draw:id="id53" draw:layer="layout" svg:width="7.3cm" svg:height="4.1cm" svg:x="80.1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5" xml:id="id49" draw:id="id49" draw:layer="layout" svg:width="5.5cm" svg:height="3.4cm" svg:x="81.5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xml:id="id48" draw:id="id48" draw:layer="layout" svg:width="3.803cm" svg:height="2.181cm" svg:x="82.597cm" svg:y="6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8" draw:text-style-name="P17" draw:layer="layout" svg:width="2.775cm" svg:height="0.725cm" svg:x="85cm" svg:y="3.899cm">
            <draw:text-box>
              <text:p>Trace group</text:p>
            </draw:text-box>
          </draw:frame>
          <draw:connector draw:style-name="gr49" draw:text-style-name="P3" draw:layer="layout" draw:type="curve" svg:x1="84.499cm" svg:y1="6.418cm" svg:x2="86.057cm" svg:y2="5.124cm" draw:start-shape="id48" draw:start-glue-point="4" svg:d="M84499 6418c0-1345 1558-699 1558-1294" svg:viewBox="0 0 1559 1295">
            <text:p/>
          </draw:connector>
          <draw:frame draw:style-name="gr50" draw:text-style-name="P18" xml:id="id50" draw:id="id50" draw:layer="layout" svg:width="4.528cm" svg:height="0.725cm" svg:x="76.3cm" svg:y="2.974cm">
            <draw:text-box>
              <text:p><text:span text:style-name="T1">Mem</text:span><text:span text:style-name="T1">ory </text:span><text:span text:style-name="T1">com</text:span><text:span text:style-name="T1">pone</text:span><text:span text:style-name="T1">nt</text:span></text:p>
            </draw:text-box>
          </draw:frame>
          <draw:connector draw:style-name="gr51" draw:text-style-name="P3" draw:layer="layout" draw:type="curve" svg:x1="84.25cm" svg:y1="5.799cm" svg:x2="78.564cm" svg:y2="3.699cm" draw:start-shape="id49" draw:start-glue-point="4" draw:end-shape="id50" svg:d="M84250 5799c0-1575-5686-525-5686-2100" svg:viewBox="0 0 5687 2101">
            <text:p/>
          </draw:connector>
          <draw:custom-shape draw:style-name="gr52" draw:text-style-name="P19" draw:layer="layout" svg:width="0.428cm" svg:height="0.391cm" svg:x="82.8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7cm" svg:height="0.391cm" svg:x="84.72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8cm" svg:height="0.391cm" svg:x="85.2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7cm" svg:height="0.391cm" svg:x="85.718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17" xml:id="id52" draw:id="id52" draw:layer="layout" svg:width="4.85cm" svg:height="0.725cm" svg:x="85.9cm" svg:y="10.599cm">
            <draw:text-box>
              <text:p>Traces ordered by time</text:p>
            </draw:text-box>
          </draw:frame>
          <draw:connector draw:style-name="gr54" draw:text-style-name="P3" draw:layer="layout" draw:type="curve" svg:x1="84.554cm" svg:y1="8.04cm" svg:x2="85.9cm" svg:y2="10.961cm" draw:start-shape="id51" draw:start-glue-point="6" draw:end-shape="id52" draw:end-glue-point="3" svg:d="M84554 8040c0 1948 448 2921 1346 2921" svg:viewBox="0 0 1347 2922">
            <text:p/>
          </draw:connector>
          <draw:custom-shape draw:style-name="gr55" draw:text-style-name="P20" xml:id="id51" draw:id="id51" draw:layer="layout" svg:width="0.336cm" svg:height="3.468cm" draw:transform="rotate (-1.5707963267949) translate (86.288cm 7.70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/>
              <draw:handle draw:handle-range-y-minimum="0" draw:handle-range-y-maximum="21600" draw:handle-position="right $1"/>
            </draw:enhanced-geometry>
          </draw:custom-shape>
          <draw:frame draw:style-name="gr56" draw:text-style-name="P17" xml:id="id54" draw:id="id54" draw:layer="layout" svg:width="4.253cm" svg:height="1.673cm" svg:x="80.6cm" svg:y="11.699cm">
            <draw:text-box>
              <text:p>Storaged<text:line-break/>memory component</text:p>
            </draw:text-box>
          </draw:frame>
          <draw:connector draw:style-name="gr57" draw:text-style-name="P3" draw:layer="layout" draw:type="curve" svg:x1="83.75cm" svg:y1="9.599cm" svg:x2="82.726cm" svg:y2="11.699cm" draw:start-shape="id53" draw:start-glue-point="8" draw:end-shape="id54" draw:end-glue-point="0" svg:d="M83750 9599c0 1576-1024 527-1024 2100" svg:viewBox="0 0 1025 2101">
            <text:p/>
          </draw:connector>
          <draw:frame draw:style-name="gr56" draw:text-style-name="P17" xml:id="id56" draw:id="id56" draw:layer="layout" svg:width="4.253cm" svg:height="1.673cm" svg:x="74cm" svg:y="7.899cm">
            <draw:text-box>
              <text:p>Segregateable<text:line-break/>memory component</text:p>
            </draw:text-box>
          </draw:frame>
          <draw:connector draw:style-name="gr57" draw:text-style-name="P3" draw:layer="layout" draw:type="curve" svg:x1="79.3cm" svg:y1="7.6cm" svg:x2="78.253cm" svg:y2="8.735cm" draw:start-shape="id55" draw:start-glue-point="6" draw:end-shape="id56" draw:end-glue-point="1" svg:d="M79300 7600c-786 0-263 1135-1047 1135" svg:viewBox="0 0 1048 1136">
            <text:p/>
          </draw:connector>
          <draw:connector draw:style-name="gr57" draw:text-style-name="P3" draw:layer="layout" draw:type="curve" svg:x1="83.051cm" svg:y1="10.199cm" svg:x2="75.686cm" svg:y2="11.899cm" draw:start-shape="id57" draw:start-glue-point="8" draw:end-shape="id58" svg:d="M83051 10199c0 1275-7365 425-7365 1700" svg:viewBox="0 0 7366 1701">
            <text:p/>
          </draw:connector>
          <draw:frame draw:style-name="gr58" draw:text-style-name="P17" xml:id="id58" draw:id="id58" draw:layer="layout" svg:width="3.427cm" svg:height="1.199cm" svg:x="73.973cm" svg:y="11.899cm">
            <draw:text-box>
              <text:p>Timed memory <text:line-break/>component</text:p>
            </draw:text-box>
          </draw:frame>
        </draw:g>
        <draw:g draw:style-name="gr23">
          <draw:custom-shape draw:style-name="gr59" draw:text-style-name="P22" xml:id="id60" draw:id="id60" draw:layer="layout" svg:width="3.48cm" svg:height="1.027cm" svg:x="79.016cm" svg:y="14.986cm">
            <text:p text:style-name="P21"><text:span text:style-name="T2">kinema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59" draw:id="id59" draw:layer="layout" svg:width="2.015cm" svg:height="1.025cm" svg:x="75.616cm" svg:y="17.402cm">
            <text:p text:style-name="P23"><text:span text:style-name="T3">p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6.624cm" svg:y1="17.402cm" svg:x2="80.756cm" svg:y2="16.013cm" draw:start-shape="id59" draw:start-glue-point="4" draw:end-shape="id60" draw:end-glue-point="8" svg:d="M76624 17402c0-1042 4132-348 4132-1389" svg:viewBox="0 0 4133 1390">
            <text:p/>
          </draw:connector>
          <draw:custom-shape draw:style-name="gr60" draw:text-style-name="P24" xml:id="id61" draw:id="id61" draw:layer="layout" svg:width="2.325cm" svg:height="1.025cm" svg:x="83.962cm" svg:y="17.402cm">
            <text:p text:style-name="P23"><text:span text:style-name="T3">twist</text:span><text:span text:style-name="T4">(n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3" draw:layer="layout" draw:type="curve" svg:x1="85.125cm" svg:y1="17.402cm" svg:x2="80.756cm" svg:y2="16.013cm" draw:start-shape="id61" draw:start-glue-point="4" draw:end-shape="id60" svg:d="M85125 17402c0-1042-4369-348-4369-1389" svg:viewBox="0 0 4370 1390">
            <text:p/>
          </draw:connector>
          <draw:custom-shape draw:style-name="gr60" draw:text-style-name="P24" xml:id="id62" draw:id="id62" draw:layer="layout" svg:width="2.781cm" svg:height="1.025cm" svg:x="73.522cm" svg:y="19.602cm">
            <text:p text:style-name="P23"><text:span text:style-name="T3">posi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3" draw:id="id63" draw:layer="layout" svg:width="3.515cm" svg:height="1.025cm" svg:x="76.659cm" svg:y="19.577cm">
            <text:p text:style-name="P23"><text:span text:style-name="T3">orient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3" draw:layer="layout" draw:type="curve" svg:x1="74.913cm" svg:y1="19.602cm" svg:x2="76.624cm" svg:y2="18.427cm" draw:start-shape="id62" draw:start-glue-point="4" draw:end-shape="id59" draw:end-glue-point="8" svg:d="M74913 19602c0-880 1711-293 1711-1175" svg:viewBox="0 0 1712 1176">
            <text:p/>
          </draw:connector>
          <draw:connector draw:style-name="gr10" draw:text-style-name="P3" draw:layer="layout" draw:type="curve" svg:x1="78.417cm" svg:y1="19.577cm" svg:x2="76.624cm" svg:y2="18.427cm" draw:start-shape="id63" draw:start-glue-point="4" draw:end-shape="id59" draw:end-glue-point="8" svg:d="M78417 19577c0-862-1793-288-1793-1150" svg:viewBox="0 0 1794 1151">
            <text:p/>
          </draw:connector>
          <draw:custom-shape draw:style-name="gr60" draw:text-style-name="P24" xml:id="id64" draw:id="id64" draw:layer="layout" svg:width="2.175cm" svg:height="1.025cm" svg:x="82.531cm" svg:y="19.602cm">
            <text:p text:style-name="P23"><text:span text:style-name="T3">lin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5" draw:id="id65" draw:layer="layout" svg:width="2.714cm" svg:height="1.025cm" svg:x="85.766cm" svg:y="19.577cm">
            <text:p text:style-name="P23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3" draw:layer="layout" draw:type="curve" svg:x1="83.619cm" svg:y1="19.602cm" svg:x2="85.125cm" svg:y2="18.427cm" draw:start-shape="id64" draw:start-glue-point="4" draw:end-shape="id61" draw:end-glue-point="8" svg:d="M83619 19602c0-880 1506-293 1506-1175" svg:viewBox="0 0 1507 1176">
            <text:p/>
          </draw:connector>
          <draw:connector draw:style-name="gr12" draw:text-style-name="P3" draw:layer="layout" draw:type="curve" svg:x1="87.123cm" svg:y1="19.577cm" svg:x2="85.125cm" svg:y2="18.427cm" draw:start-shape="id65" draw:start-glue-point="4" draw:end-shape="id61" draw:end-glue-point="8" svg:d="M87123 19577c0-862-1998-288-1998-1150" svg:viewBox="0 0 1999 1151">
            <text:p/>
          </draw:connector>
          <draw:custom-shape draw:style-name="gr60" draw:text-style-name="P24" xml:id="id66" draw:id="id66" draw:layer="layout" svg:width="3.553cm" svg:height="1.025cm" svg:x="74.922cm" svg:y="22.477cm">
            <text:p text:style-name="P23"><text:span text:style-name="T3">quatern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7" draw:id="id67" draw:layer="layout" svg:width="2.714cm" svg:height="1.025cm" svg:x="79.135cm" svg:y="22.352cm">
            <text:p text:style-name="P23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3" draw:layer="layout" draw:type="curve" svg:x1="76.699cm" svg:y1="22.477cm" svg:x2="78.417cm" svg:y2="20.602cm" draw:start-shape="id66" draw:start-glue-point="4" draw:end-shape="id63" draw:end-glue-point="8" svg:d="M76699 22477c0-1407 1718-470 1718-1875" svg:viewBox="0 0 1719 1876">
            <text:p/>
          </draw:connector>
          <draw:connector draw:style-name="gr14" draw:text-style-name="P3" draw:layer="layout" draw:type="curve" svg:x1="80.492cm" svg:y1="22.352cm" svg:x2="78.417cm" svg:y2="20.602cm" draw:start-shape="id67" draw:start-glue-point="4" draw:end-shape="id63" draw:end-glue-point="8" svg:d="M80492 22352c0-1312-2075-438-2075-1750" svg:viewBox="0 0 2076 1751">
            <text:p/>
          </draw:connector>
          <draw:frame draw:style-name="gr61" draw:text-style-name="P17" xml:id="id68" draw:id="id68" draw:layer="layout" svg:width="4.342cm" svg:height="1.199cm" svg:x="87.963cm" svg:y="15.099cm">
            <draw:text-box>
              <text:p>From first <text:span text:style-name="T5">derivative</text:span> </text:p>
            </draw:text-box>
          </draw:frame>
          <draw:connector draw:style-name="gr62" draw:text-style-name="P3" draw:layer="layout" draw:type="curve" svg:x1="86.287cm" svg:y1="17.915cm" svg:x2="87.963cm" svg:y2="15.698cm" draw:start-shape="id61" draw:start-glue-point="10" draw:end-shape="id68" draw:end-glue-point="3" svg:d="M86287 17915c1257 0 419-2217 1676-2217" svg:viewBox="0 0 1677 2218">
            <text:p/>
          </draw:connector>
        </draw:g>
        <draw:rect draw:style-name="gr34" draw:text-style-name="P12" draw:layer="layout" svg:width="3.2cm" svg:height="1.5cm" svg:x="56.2cm" svg:y="-14cm">
          <text:p text:style-name="P1">Test</text:p>
        </draw:rect>
        <draw:rect draw:style-name="gr9" draw:text-style-name="P4" draw:layer="layout" svg:width="3.3cm" svg:height="1.5cm" svg:x="56.2cm" svg:y="-12.2cm">
          <text:p text:style-name="P1">Test</text:p>
        </draw:rect>
        <draw:rect draw:style-name="gr35" draw:text-style-name="P13" draw:layer="layout" svg:width="3.4cm" svg:height="1.4cm" svg:x="56.1cm" svg:y="-8.4cm">
          <text:p text:style-name="P1">Test</text:p>
        </draw:rect>
        <draw:rect draw:style-name="gr33" draw:text-style-name="P11" draw:layer="layout" svg:width="3.4cm" svg:height="1.3cm" svg:x="56.1cm" svg:y="-6.8cm">
          <text:p text:style-name="P1">Test</text:p>
        </draw:rect>
        <draw:rect draw:style-name="gr34" draw:text-style-name="P12" draw:layer="layout" svg:width="3.2cm" svg:height="1.5cm" svg:x="60.1cm" svg:y="-14cm">
          <text:p text:style-name="P1">#FF8CA1</text:p>
        </draw:rect>
        <draw:rect draw:style-name="gr15" draw:text-style-name="P5" draw:layer="layout" svg:width="3.4cm" svg:height="1.4cm" svg:x="56.1cm" svg:y="-5.3cm">
          <text:p text:style-name="P1">Process</text:p>
        </draw:rect>
        <draw:rect draw:style-name="gr37" draw:text-style-name="P25" draw:layer="layout" svg:width="10cm" svg:height="0.9cm" svg:x="53.6cm" svg:y="-16.5cm">
          <text:p text:style-name="P1"><text:span text:style-name="T6">8 color</text:span></text:p>
        </draw:rect>
        <draw:rect draw:style-name="gr9" draw:text-style-name="P4" draw:layer="layout" svg:width="3.3cm" svg:height="1.5cm" svg:x="60cm" svg:y="-12.2cm">
          <text:p text:style-name="P1">#FFB255</text:p>
        </draw:rect>
        <draw:rect draw:style-name="gr35" draw:text-style-name="P13" draw:layer="layout" svg:width="3.4cm" svg:height="1.4cm" svg:x="59.9cm" svg:y="-8.4cm">
          <text:p text:style-name="P1">#00B0BE</text:p>
        </draw:rect>
        <draw:rect draw:style-name="gr63" draw:text-style-name="P26" draw:layer="layout" svg:width="3.3cm" svg:height="1.5cm" svg:x="56.2cm" svg:y="-10.2cm">
          <text:p text:style-name="P1">Test</text:p>
        </draw:rect>
        <draw:rect draw:style-name="gr63" draw:text-style-name="P26" draw:layer="layout" svg:width="3.3cm" svg:height="1.5cm" svg:x="60cm" svg:y="-10.2cm">
          <text:p text:style-name="P1">#FFB255</text:p>
        </draw:rect>
        <draw:frame draw:style-name="gr64" draw:text-style-name="P27" draw:layer="layout" svg:width="5.655cm" svg:height="1.199cm" svg:x="53.645cm" svg:y="-15.4cm">
          <draw:text-box>
            <text:p>Alternating Light/Dark Pairs</text:p>
          </draw:text-box>
        </draw:frame>
        <draw:rect draw:style-name="gr33" draw:text-style-name="P11" draw:layer="layout" svg:width="3.4cm" svg:height="1.3cm" svg:x="59.9cm" svg:y="-6.8cm">
          <text:p text:style-name="P1">#F45F74</text:p>
        </draw:rect>
        <draw:rect draw:style-name="gr15" draw:text-style-name="P5" draw:layer="layout" svg:width="3.4cm" svg:height="1.4cm" svg:x="59.9cm" svg:y="-5.3cm">
          <text:p text:style-name="P1">#BDD373</text:p>
        </draw:rect>
        <draw:rect draw:style-name="gr65" draw:text-style-name="P14" draw:layer="layout" svg:width="3.4cm" svg:height="1.4cm" svg:x="56.1cm" svg:y="-3.6cm">
          <text:p text:style-name="P1">Process</text:p>
        </draw:rect>
        <draw:rect draw:style-name="gr65" draw:text-style-name="P14" draw:layer="layout" svg:width="3.4cm" svg:height="1.4cm" svg:x="59.9cm" svg:y="-3.6cm">
          <text:p text:style-name="P1">#98C127</text:p>
        </draw:rect>
        <draw:rect draw:style-name="gr1" draw:text-style-name="P29" draw:layer="layout" svg:width="3.4cm" svg:height="1.4cm" svg:x="56.1cm" svg:y="-1.9cm">
          <text:p text:style-name="P28"><text:span text:style-name="T7">Process</text:span></text:p>
        </draw:rect>
        <draw:rect draw:style-name="gr1" draw:text-style-name="P29" draw:layer="layout" svg:width="3.4cm" svg:height="1.4cm" svg:x="59.9cm" svg:y="-1.9cm">
          <text:p text:style-name="P28"><text:span text:style-name="T7">#8fd7d7</text:span></text:p>
        </draw:rect>
        <draw:custom-shape draw:style-name="gr66" draw:text-style-name="P6" xml:id="id69" draw:id="id69" draw:layer="layout" svg:width="1.9cm" svg:height="1.4cm" svg:x="28.9cm" svg:y="40.9cm">
          <text:p text:style-name="P1">road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xml:id="id70" draw:id="id70" draw:layer="layout" svg:width="5.1cm" svg:height="1.6cm" svg:x="23.2cm" svg:y="43.7cm">
          <text:p text:style-name="P1">Sensori-motor <text:line-break/>learning by teleportation</text:p>
        </draw:rect>
        <draw:connector draw:style-name="gr67" draw:text-style-name="P3" draw:layer="layout" draw:type="curve" svg:x1="29.85cm" svg:y1="42.3cm" svg:x2="25.75cm" svg:y2="43.7cm" draw:start-shape="id69" draw:start-glue-point="8" draw:end-shape="id70" draw:end-glue-point="0" svg:d="M29850 42300c0 1051-4100 352-4100 1400" svg:viewBox="0 0 4101 1401">
          <text:p/>
        </draw:connector>
        <draw:custom-shape draw:style-name="gr68" draw:text-style-name="P30" xml:id="id72" draw:id="id72" draw:layer="layout" svg:width="6.1cm" svg:height="5.3cm" svg:x="44.5cm" svg:y="40.135cm">
          <text:p text:style-name="P1">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xml:id="id71" draw:id="id71" draw:layer="layout" svg:width="2.6cm" svg:height="1.4cm" svg:x="37.8cm" svg:y="41.835cm">
          <text:p text:style-name="P1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4" draw:text-style-name="P12" draw:layer="layout" svg:width="3.2cm" svg:height="1.5cm" svg:x="46.6cm" svg:y="3.3cm">
          <text:p text:style-name="P1">Test</text:p>
        </draw:rect>
        <draw:rect draw:style-name="gr9" draw:text-style-name="P4" draw:layer="layout" svg:width="3.3cm" svg:height="1.5cm" svg:x="46.6cm" svg:y="5.1cm">
          <text:p text:style-name="P1">Test</text:p>
        </draw:rect>
        <draw:rect draw:style-name="gr35" draw:text-style-name="P13" draw:layer="layout" svg:width="3.4cm" svg:height="1.4cm" svg:x="46.5cm" svg:y="8.9cm">
          <text:p text:style-name="P1">Test</text:p>
        </draw:rect>
        <draw:rect draw:style-name="gr33" draw:text-style-name="P11" draw:layer="layout" svg:width="3.4cm" svg:height="1.3cm" svg:x="46.5cm" svg:y="10.5cm">
          <text:p text:style-name="P1">Test</text:p>
        </draw:rect>
        <draw:rect draw:style-name="gr34" draw:text-style-name="P12" draw:layer="layout" svg:width="3.2cm" svg:height="1.5cm" svg:x="50.5cm" svg:y="3.3cm">
          <text:p text:style-name="P1">#FF8CA1</text:p>
        </draw:rect>
        <draw:rect draw:style-name="gr15" draw:text-style-name="P5" draw:layer="layout" svg:width="3.4cm" svg:height="1.4cm" svg:x="46.5cm" svg:y="12cm">
          <text:p text:style-name="P1">Process</text:p>
        </draw:rect>
        <draw:rect draw:style-name="gr37" draw:text-style-name="P25" draw:layer="layout" svg:width="10cm" svg:height="0.9cm" svg:x="44cm" svg:y="0.8cm">
          <text:p text:style-name="P1"><text:span text:style-name="T6">8 color</text:span></text:p>
        </draw:rect>
        <draw:rect draw:style-name="gr9" draw:text-style-name="P4" draw:layer="layout" svg:width="3.3cm" svg:height="1.5cm" svg:x="50.4cm" svg:y="5.1cm">
          <text:p text:style-name="P1">#FFB255</text:p>
        </draw:rect>
        <draw:rect draw:style-name="gr35" draw:text-style-name="P13" draw:layer="layout" svg:width="3.4cm" svg:height="1.4cm" svg:x="50.3cm" svg:y="8.9cm">
          <text:p text:style-name="P1">#00B0BE</text:p>
        </draw:rect>
        <draw:rect draw:style-name="gr63" draw:text-style-name="P26" draw:layer="layout" svg:width="3.3cm" svg:height="1.5cm" svg:x="46.6cm" svg:y="7.1cm">
          <text:p text:style-name="P1">Test</text:p>
        </draw:rect>
        <draw:rect draw:style-name="gr63" draw:text-style-name="P26" draw:layer="layout" svg:width="3.3cm" svg:height="1.5cm" svg:x="50.4cm" svg:y="7.1cm">
          <text:p text:style-name="P1">#FFB255</text:p>
        </draw:rect>
        <draw:frame draw:style-name="gr64" draw:text-style-name="P27" draw:layer="layout" svg:width="5.655cm" svg:height="1.199cm" svg:x="44.045cm" svg:y="1.9cm">
          <draw:text-box>
            <text:p>Alternating Light/Dark Pairs</text:p>
          </draw:text-box>
        </draw:frame>
        <draw:rect draw:style-name="gr33" draw:text-style-name="P11" draw:layer="layout" svg:width="3.4cm" svg:height="1.3cm" svg:x="50.3cm" svg:y="10.5cm">
          <text:p text:style-name="P1">#F45F74</text:p>
        </draw:rect>
        <draw:rect draw:style-name="gr15" draw:text-style-name="P5" draw:layer="layout" svg:width="3.4cm" svg:height="1.4cm" svg:x="50.3cm" svg:y="12cm">
          <text:p text:style-name="P1">#BDD373</text:p>
        </draw:rect>
        <draw:rect draw:style-name="gr65" draw:text-style-name="P14" draw:layer="layout" svg:width="3.4cm" svg:height="1.4cm" svg:x="46.5cm" svg:y="13.7cm">
          <text:p text:style-name="P1">Process</text:p>
        </draw:rect>
        <draw:rect draw:style-name="gr65" draw:text-style-name="P14" draw:layer="layout" svg:width="3.4cm" svg:height="1.4cm" svg:x="50.3cm" svg:y="13.7cm">
          <text:p text:style-name="P1">#98C127</text:p>
        </draw:rect>
        <draw:rect draw:style-name="gr1" draw:text-style-name="P29" draw:layer="layout" svg:width="3.4cm" svg:height="1.4cm" svg:x="46.5cm" svg:y="15.4cm">
          <text:p text:style-name="P28"><text:span text:style-name="T7">Process</text:span></text:p>
        </draw:rect>
        <draw:rect draw:style-name="gr1" draw:text-style-name="P29" draw:layer="layout" svg:width="3.4cm" svg:height="1.4cm" svg:x="50.3cm" svg:y="15.4cm">
          <text:p text:style-name="P28"><text:span text:style-name="T7">#8fd7d7</text:span></text:p>
        </draw:rect>
        <draw:connector draw:style-name="gr70" draw:text-style-name="P3" draw:layer="layout" draw:type="curve" svg:x1="40.02cm" svg:y1="42.04cm" svg:x2="45.393cm" svg:y2="40.911cm" draw:start-shape="id71" draw:start-glue-point="11" draw:end-shape="id72" draw:end-glue-point="5" svg:d="M40020 42040c0-3607 5373-3043 5373-1129" svg:viewBox="0 0 5374 2641">
          <text:p text:style-name="P1">action</text:p>
        </draw:connector>
        <draw:connector draw:style-name="gr71" draw:text-style-name="P3" draw:layer="layout" draw:type="curve" draw:line-skew="0.154cm" svg:x1="45.393cm" svg:y1="44.659cm" svg:x2="40.02cm" svg:y2="43.03cm" draw:start-shape="id72" draw:start-glue-point="7" draw:end-shape="id71" draw:end-glue-point="9" svg:d="M45393 44659c0 2146-5373 2961-5373-1629" svg:viewBox="0 0 5374 3351">
          <text:p text:style-name="P1">perception</text:p>
        </draw:connector>
        <draw:rect draw:style-name="gr37" draw:text-style-name="P1" xml:id="id73" draw:id="id73" draw:layer="layout" svg:width="3.8cm" svg:height="1.5cm" svg:x="20.9cm" svg:y="46.9cm">
          <text:p text:style-name="P1">Learned scenario</text:p>
        </draw:rect>
        <draw:rect draw:style-name="gr37" draw:text-style-name="P1" xml:id="id74" draw:id="id74" draw:layer="layout" svg:width="3.8cm" svg:height="1.5cm" svg:x="20.9cm" svg:y="50.2cm">
          <text:p text:style-name="P1">new scenario</text:p>
        </draw:rect>
        <draw:connector draw:style-name="gr72" draw:text-style-name="P3" draw:layer="layout" draw:type="curve" svg:x1="25.75cm" svg:y1="45.3cm" svg:x2="22.8cm" svg:y2="46.9cm" draw:start-shape="id70" draw:start-glue-point="2" draw:end-shape="id73" draw:end-glue-point="0" svg:d="M25750 45300c0 1200-2950 400-2950 1600" svg:viewBox="0 0 2951 1601">
          <text:p text:style-name="P1">learning</text:p>
        </draw:connector>
        <draw:connector draw:style-name="gr73" draw:text-style-name="P3" draw:layer="layout" draw:type="curve" svg:x1="22.8cm" svg:y1="48.4cm" svg:x2="22.8cm" svg:y2="50.2cm" draw:start-shape="id73" draw:start-glue-point="2" draw:end-shape="id74" draw:end-glue-point="0" svg:d="M22800 48400v1800" svg:viewBox="0 0 1 1801">
          <text:p text:style-name="P1">testing</text:p>
        </draw:connector>
        <draw:rect draw:style-name="gr37" draw:text-style-name="P1" xml:id="id75" draw:id="id75" draw:layer="layout" svg:width="3.8cm" svg:height="1.5cm" svg:x="20.8cm" svg:y="53.2cm">
          <text:p text:style-name="P1">novelties</text:p>
        </draw:rect>
        <draw:connector draw:style-name="gr74" draw:text-style-name="P3" draw:layer="layout" draw:type="curve" svg:x1="22.8cm" svg:y1="51.7cm" svg:x2="22.7cm" svg:y2="53.2cm" draw:start-shape="id74" draw:start-glue-point="2" draw:end-shape="id75" draw:end-glue-point="0" svg:d="M22800 51700c0 1125-100 375-100 1500" svg:viewBox="0 0 101 1501">
          <text:p/>
        </draw:connector>
        <draw:rect draw:style-name="gr37" draw:text-style-name="P1" xml:id="id76" draw:id="id76" draw:layer="layout" svg:width="3.5cm" svg:height="1.2cm" svg:x="28.3cm" svg:y="47.1cm">
          <text:p text:style-name="P1">clustering</text:p>
        </draw:rect>
        <draw:rect draw:style-name="gr37" draw:text-style-name="P1" xml:id="id77" draw:id="id77" draw:layer="layout" svg:width="4.6cm" svg:height="1.5cm" svg:x="28.4cm" svg:y="49.8cm">
          <text:p text:style-name="P1">Time series prediction</text:p>
        </draw:rect>
        <draw:connector draw:style-name="gr75" draw:text-style-name="P3" draw:layer="layout" draw:type="curve" svg:x1="22.8cm" svg:y1="48.4cm" svg:x2="30.05cm" svg:y2="47.1cm" draw:start-shape="id73" draw:start-glue-point="2" draw:end-shape="id76" draw:end-glue-point="0" svg:d="M22800 48400c0 750 3700 500 3700-650s3550-1400 3550-650" svg:viewBox="0 0 7251 2155">
          <text:p/>
        </draw:connector>
        <draw:connector draw:style-name="gr76" draw:text-style-name="P3" draw:layer="layout" draw:type="curve" svg:x1="22.8cm" svg:y1="48.4cm" svg:x2="30.7cm" svg:y2="49.8cm" draw:start-shape="id73" draw:start-glue-point="2" draw:end-shape="id77" draw:end-glue-point="0" svg:d="M22800 48400c0 1050 7900 350 7900 1400" svg:viewBox="0 0 7901 14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 draw:fill-gradient-name="Gradient_20_1" draw:fill-hatch-name="Red_20_90_20_Degrees_20_Crossed_20_1" draw:fill-image-name="Bitmap_20_1" fo:padding-top="0.1cm" fo:padding-bottom="0.1cm" fo:padding-left="0.1cm" fo:padding-right="0.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2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09:11:48.695874949</meta:creation-date>
    <meta:editing-duration>PT17H7M3S</meta:editing-duration>
    <meta:editing-cycles>16</meta:editing-cycles>
    <meta:generator>LibreOffice/7.6.7.2$Linux_X86_64 LibreOffice_project/60$Build-2</meta:generator>
    <dc:title>diagram</dc:title>
    <dc:date>2026-01-26T11:05:19.013291982</dc:date>
    <meta:document-statistic meta:object-count="193"/>
    <meta:template xlink:type="simple" xlink:actuate="onRequest" xlink:title="diagram" xlink:href="../Templates/diagram1.otg" meta:date="2026-01-08T09:11:48.083349446"/>
  </office:meta>
</office:document-meta>
</file>